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051cm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51cm" svg:height="2.413cm" svg:x="2.101cm" svg:y="1.99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96cm" svg:y1="4.391cm" svg:x2="6.96cm" svg:y2="1.994cm">
          <text:p/>
        </draw:line>
        <draw:custom-shape draw:style-name="gr3" draw:text-style-name="P1" draw:layer="layout" svg:width="0.256cm" svg:height="2.39cm" svg:x="1.735cm" svg:y="1.98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0.256cm" svg:height="4.836cm" draw:transform="rotate (-1.5690509975429) translate (6.954cm 1.635cm)">
          <text:p/>
          <draw:enhanced-geometry svg:viewBox="0 0 21600 21600" draw:glue-points="21600 0 0 10800 21600 21600" draw:text-areas="13800 ?f9 21600 ?f10" draw:mirror-horizontal="tru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2" draw:layer="layout" svg:width="0.798cm" svg:height="0.848cm" svg:x="4.15cm" svg:y="0.858cm">
          <draw:text-box>
            <text:p text:style-name="P2"><text:span text:style-name="T1">6</text:span></text:p>
          </draw:text-box>
        </draw:frame>
        <draw:frame draw:style-name="gr4" draw:text-style-name="P2" draw:layer="layout" svg:width="0.798cm" svg:height="0.848cm" svg:x="0.95cm" svg:y="2.758cm">
          <draw:text-box>
            <text:p text:style-name="P2"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2T19:06:28.437509830</meta:creation-date>
    <dc:date>2016-08-22T21:47:38.912549411</dc:date>
    <dc:creator>elucterio </dc:creator>
    <meta:editing-duration>PT2H34M57S</meta:editing-duration>
    <meta:editing-cycles>13</meta:editing-cycles>
    <meta:generator>LibreOffice/4.2.8.2$Linux_X86_64 LibreOffice_project/420m0$Build-2</meta:generator>
    <meta:document-statistic meta:object-count="6"/>
  </office:meta>
</office:document-meta>
</file>